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ndedXLinkPipe.arrayToSet( Object [ ] arra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ExtendedXLinkPipe.simpleLink( final String href , final String role , final String arcrole , final String title , final String show , final String actuate , final String uri , final String name , final String raw , final Attributes at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ExtendedXLinkPipe.startElement( String uri , final String name , final String raw , final Attributes att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42">
            <text:p text:style-name="Table_20_Contents">4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